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margin-top="0cm" fo:margin-bottom="0.161cm" style:contextual-spacing="false" fo:line-height="100%"/>
    </style:style>
    <style:style style:name="P2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</style:style>
    <style:style style:name="P4" style:family="paragraph" style:parent-style-name="Standard">
      <style:paragraph-properties fo:margin-left="0.55cm" fo:margin-right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.081cm" style:contextual-spacing="false" fo:line-height="100%"/>
    </style:style>
    <style:style style:name="P10" style:family="paragraph" style:parent-style-name="Standard">
      <style:paragraph-properties fo:margin-top="0cm" fo:margin-bottom="0.076cm" style:contextual-spacing="false" fo:line-height="100%"/>
    </style:style>
    <style:style style:name="P11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</style:style>
    <style:style style:name="T1" style:family="text">
      <style:text-properties fo:font-size="11.5pt" style:font-size-asian="11.5pt"/>
    </style:style>
    <style:style style:name="T2" style:family="text">
      <style:text-properties fo:font-size="13.5pt" style:font-size-asian="13.5pt"/>
    </style:style>
    <style:style style:name="T3" style:family="text">
      <style:text-properties fo:font-size="9.5pt" style:font-size-asian="9.5pt"/>
    </style:style>
    <style:style style:name="T4" style:family="text">
      <style:text-properties style:font-name="Times New Roman" fo:font-size="11.5pt" style:font-name-asian="Times New Roman1" style:font-size-asian="11.5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Lfd. Nr. : 3</text:span></text:p>
            <text:p text:style-name="P5"><text:span text:style-name="T1"><text:s/></text:span></text:p>
          </table:table-cell>
          <table:table-cell table:style-name="Tabelle1.B1" office:value-type="string">
            <text:p text:style-name="P7"><text:span text:style-name="T2">Protokoll </text:span></text:p>
          </table:table-cell>
          <table:table-cell table:style-name="Tabelle1.A1" office:value-type="string">
            <text:p text:style-name="P2"><text:span text:style-name="T3">Bemerkungen:</text:span><text:span text:style-name="T1"> </text:span></text:p>
          </table:table-cell>
        </table:table-row>
      </table:table>
      <text:p text:style-name="P3"><text:span text:style-name="T4"><text:s/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9"><text:span text:style-name="T1">Arbeitsgruppe: </text:span></text:p>
            <text:p text:style-name="P10"><text:span text:style-name="T1"><text:s/></text:span></text:p>
            <text:p text:style-name="P9"><text:span text:style-name="T1"><text:s/></text:span></text:p>
            <text:p text:style-name="P5"><text:span text:style-name="T1">Gruppenthema: </text:span></text:p>
          </table:table-cell>
          <table:table-cell table:style-name="Tabelle2.A1" office:value-type="string">
            <text:p text:style-name="P6"><text:span text:style-name="T1">Tarek, Sören, Tobias, Theis, Garrit </text:span></text:p>
            <text:p text:style-name="P8"/>
            <text:p text:style-name="P8"/>
            <text:p text:style-name="P6">µC über Internet</text:p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  <table:table-row table:style-name="Tabelle2.2">
          <table:table-cell table:style-name="Tabelle2.A1" office:value-type="string">
            <text:p text:style-name="P10"><text:span text:style-name="T1">Zeit / Ort: <text:s/></text:span></text:p>
            <text:p text:style-name="P9"><text:span text:style-name="T1"><text:s/></text:span></text:p>
            <text:p text:style-name="P5"><text:span text:style-name="T1">Anwesende: <text:s/></text:span></text:p>
          </table:table-cell>
          <table:table-cell table:style-name="Tabelle2.A1" office:value-type="string">
            <text:p text:style-name="P10"><text:span text:style-name="T1"><text:s/>09:20 Oldenburg (im BZTG)</text:span></text:p>
            <text:p text:style-name="P5"><text:span text:style-name="T1"><text:s/></text:span></text:p>
            <text:p text:style-name="P5"><text:span text:style-name="T1">Tarek, Sören, Tobias</text:span></text:p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  <table:table-row table:style-name="Tabelle2.3">
          <table:table-cell table:style-name="Tabelle2.A1" office:value-type="string">
            <text:p text:style-name="P6"><text:span text:style-name="T1">Ziel(e) der Sitzung? </text:span></text:p>
          </table:table-cell>
          <table:table-cell table:style-name="Tabelle2.A1" office:value-type="string">
            <text:p text:style-name="P6">Vorgangsliste und Programmierung</text:p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  <table:table-row table:style-name="Tabelle2.2">
          <table:table-cell table:style-name="Tabelle2.A1" office:value-type="string">
            <text:p text:style-name="P6"><text:span text:style-name="T1">1. Verlauf </text:span></text:p>
          </table:table-cell>
          <table:table-cell table:style-name="Tabelle2.A1" office:value-type="string">
            <text:p text:style-name="P6">Sammlung von Vorgängen, Ideen zur Programmierung <text:s/></text:p>
            <text:p text:style-name="P6"/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  <table:table-row table:style-name="Tabelle2.5">
          <table:table-cell table:style-name="Tabelle2.A1" office:value-type="string">
            <text:p text:style-name="P6"><text:span text:style-name="T1">2. Ergebnisse </text:span></text:p>
          </table:table-cell>
          <table:table-cell table:style-name="Tabelle2.A1" office:value-type="string">
            <text:p text:style-name="P6">Fertigstellung der Vorgangsliste,</text:p>
            <text:p text:style-name="P6">Prototyp des Programmes,</text:p>
            <text:p text:style-name="P6">Erstellung der OIL.</text:p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  <table:table-row table:style-name="Tabelle2.6">
          <table:table-cell table:style-name="Tabelle2.A1" office:value-type="string">
            <text:p text:style-name="P6"><text:span text:style-name="T1">3. Weiterarbeit </text:span></text:p>
          </table:table-cell>
          <table:table-cell table:style-name="Tabelle2.A1" office:value-type="string">
            <text:p text:style-name="P6">Terminplanung,</text:p>
            <text:p text:style-name="P6">Projektstrukturplan erstellen,<text:bookmark text:name="_GoBack"/></text:p>
            <text:p text:style-name="P6">OIL aktualisieren.</text:p>
          </table:table-cell>
          <table:table-cell table:style-name="Tabelle2.A1" office:value-type="string">
            <text:p text:style-name="P6"><text:span text:style-name="T1"><text:s/></text:span></text:p>
          </table:table-cell>
        </table:table-row>
      </table:table>
      <text:p text:style-name="P11"><text:span text:style-name="T4"><text:s text:c="2"/>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0"><text:span text:style-name="T1">Oldenburg, den </text:span></text:p>
            <text:p text:style-name="P5"><text:span text:style-name="T1">20.01.2014</text:span></text:p>
          </table:table-cell>
          <table:table-cell table:style-name="Tabelle3.A1" office:value-type="string">
            <text:p text:style-name="P6"><text:span text:style-name="T1">Sören Janke</text:span></text:p>
          </table:table-cell>
          <table:table-cell table:style-name="Tabelle3.A1" office:value-type="string">
            <text:p text:style-name="P6"><text:span text:style-name="T1"><text:s/></text:span></text:p>
          </table:table-cell>
        </table:table-row>
      </table:table>
      <text:p text:style-name="P4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AProfSchueler, AProfSchueler</dc:creator>
    <meta:editing-cycles>7</meta:editing-cycles>
    <meta:creation-date>2014-01-13T07:53:00</meta:creation-date>
    <dc:date>2014-02-17T07:57:00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41" meta:word-count="64" meta:character-count="521" meta:non-whitespace-character-count="4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